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Courier New"/>
    </style:style>
    <style:style style:name="P2" style:family="paragraph" style:parent-style-name="Text_20_body">
      <style:paragraph-properties fo:text-align="justify" style:justify-single-word="false"/>
      <style:text-properties style:font-name="Courier New" officeooo:rsid="0009f5ef" officeooo:paragraph-rsid="0009f5ef"/>
    </style:style>
    <style:style style:name="P3" style:family="paragraph" style:parent-style-name="Text_20_body">
      <style:paragraph-properties fo:text-align="justify" style:justify-single-word="false"/>
      <style:text-properties style:font-name="Courier New" officeooo:rsid="000bd6da" officeooo:paragraph-rsid="000bd6da"/>
    </style:style>
    <style:style style:name="P4" style:family="paragraph" style:parent-style-name="Text_20_body">
      <style:text-properties style:font-name="Courier New" officeooo:rsid="000bd6da" officeooo:paragraph-rsid="000bd6da"/>
    </style:style>
    <style:style style:name="P5" style:family="paragraph" style:parent-style-name="Text_20_body">
      <style:paragraph-properties fo:text-align="justify" style:justify-single-word="false"/>
      <style:text-properties style:font-name="Courier New" officeooo:rsid="000d7b62" officeooo:paragraph-rsid="000d7b62"/>
    </style:style>
    <style:style style:name="P6" style:family="paragraph" style:parent-style-name="Text_20_body">
      <style:paragraph-properties fo:text-align="justify" style:justify-single-word="false"/>
      <style:text-properties style:font-name="Courier New" officeooo:rsid="000f42e7" officeooo:paragraph-rsid="000f42e7"/>
    </style:style>
    <style:style style:name="P7" style:family="paragraph" style:parent-style-name="Text_20_body">
      <style:paragraph-properties fo:text-align="justify" style:justify-single-word="false"/>
      <style:text-properties style:font-name="Courier New" officeooo:rsid="0013d3ca" officeooo:paragraph-rsid="0013d3ca"/>
    </style:style>
    <style:style style:name="P8" style:family="paragraph" style:parent-style-name="Text_20_body">
      <style:paragraph-properties fo:text-align="justify" style:justify-single-word="false"/>
      <style:text-properties style:font-name="Courier New" officeooo:rsid="0014ee8e" officeooo:paragraph-rsid="0014ee8e"/>
    </style:style>
    <style:style style:name="P9" style:family="paragraph" style:parent-style-name="Text_20_body">
      <style:paragraph-properties fo:text-align="justify" style:justify-single-word="false"/>
      <style:text-properties style:font-name="Courier New" officeooo:rsid="00154534" officeooo:paragraph-rsid="00154534"/>
    </style:style>
    <style:style style:name="P10" style:family="paragraph" style:parent-style-name="Text_20_body">
      <style:paragraph-properties fo:text-align="justify" style:justify-single-word="false"/>
      <style:text-properties style:font-name="Courier New" officeooo:rsid="0017d530" officeooo:paragraph-rsid="0017d530"/>
    </style:style>
    <style:style style:name="P11" style:family="paragraph" style:parent-style-name="Text_20_body">
      <style:paragraph-properties fo:text-align="justify" style:justify-single-word="false"/>
      <style:text-properties style:font-name="Courier New" officeooo:rsid="0018581f" officeooo:paragraph-rsid="0018581f"/>
    </style:style>
    <style:style style:name="P12" style:family="paragraph" style:parent-style-name="Standard">
      <style:text-properties style:font-name="Courier New" officeooo:rsid="0018581f" officeooo:paragraph-rsid="0018581f"/>
    </style:style>
    <style:style style:name="P13" style:family="paragraph" style:parent-style-name="Standard">
      <style:paragraph-properties fo:text-align="justify" style:justify-single-word="false"/>
      <style:text-properties style:font-name="Courier New"/>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555555" style:font-name="Courier New" fo:font-size="10.1000003814697pt" fo:letter-spacing="normal" fo:font-style="normal" fo:font-weight="normal"/>
    </style:style>
    <style:style style:name="P15" style:family="paragraph" style:parent-style-name="Standard">
      <style:paragraph-properties fo:margin-left="0cm" fo:margin-right="0cm" fo:text-align="justify" style:justify-single-word="false" fo:orphans="2" fo:widows="2" fo:text-indent="0cm" style:auto-text-indent="false"/>
      <style:text-properties style:font-name="Courier New"/>
    </style:style>
    <style:style style:name="P16" style:family="paragraph" style:parent-style-name="Heading_20_1">
      <style:text-properties style:font-name="Courier New"/>
    </style:style>
    <style:style style:name="P17" style:family="paragraph" style:parent-style-name="Heading_20_1">
      <style:paragraph-properties fo:text-align="justify" style:justify-single-word="false"/>
      <style:text-properties style:font-name="Courier New"/>
    </style:style>
    <style:style style:name="P18" style:family="paragraph" style:parent-style-name="Heading_20_1">
      <style:paragraph-properties fo:text-align="justify" style:justify-single-word="false"/>
      <style:text-properties style:font-name="Courier New" officeooo:rsid="00125b19" officeooo:paragraph-rsid="00154534"/>
    </style:style>
    <style:style style:name="P19" style:family="paragraph" style:parent-style-name="Text_20_body">
      <style:paragraph-properties fo:text-align="justify" style:justify-single-word="false"/>
      <style:text-properties style:font-name="Courier New" officeooo:rsid="000d7b62" officeooo:paragraph-rsid="000d7b62"/>
    </style:style>
    <style:style style:name="P20" style:family="paragraph" style:parent-style-name="Text_20_body">
      <style:paragraph-properties fo:text-align="justify" style:justify-single-word="false"/>
      <style:text-properties fo:color="#729fcf" style:font-name="Courier New" officeooo:rsid="001b8c05" officeooo:paragraph-rsid="001b8c05"/>
    </style:style>
    <style:style style:name="T1" style:family="text">
      <style:text-properties officeooo:rsid="000bd6da"/>
    </style:style>
    <style:style style:name="T2" style:family="text">
      <style:text-properties officeooo:rsid="000d7b62"/>
    </style:style>
    <style:style style:name="T3" style:family="text">
      <style:text-properties officeooo:rsid="000f42e7"/>
    </style:style>
    <style:style style:name="T4" style:family="text">
      <style:text-properties style:text-underline-style="solid" style:text-underline-width="auto" style:text-underline-color="font-color"/>
    </style:style>
    <style:style style:name="T5" style:family="text">
      <style:text-properties officeooo:rsid="0010ab92"/>
    </style:style>
    <style:style style:name="T6" style:family="text">
      <style:text-properties officeooo:rsid="001256fc"/>
    </style:style>
    <style:style style:name="T7" style:family="text">
      <style:text-properties officeooo:rsid="00125b19"/>
    </style:style>
    <style:style style:name="T8" style:family="text">
      <style:text-properties officeooo:rsid="0014ee8e"/>
    </style:style>
    <style:style style:name="T9" style:family="text">
      <style:text-properties officeooo:rsid="0016d1ac"/>
    </style:style>
    <style:style style:name="T10" style:family="text">
      <style:text-properties officeooo:rsid="0017d530"/>
    </style:style>
    <style:style style:name="T11" style:family="text">
      <style:text-properties officeooo:rsid="0018561f"/>
    </style:style>
    <style:style style:name="T12" style:family="text">
      <style:text-properties officeooo:rsid="001b8c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áximo Meza C</text:p>
      <text:p text:style-name="P1">Como Desarrollar un emprendimiento en tecnologías de la información</text:p>
      <text:p text:style-name="P12"/>
      <text:h text:style-name="P17" text:outline-level="1">Quien soy </text:h>
      <text:p text:style-name="P2">Soy egresado de ingeniería de ejecución de la Universidad de Santiago,siempre trabaje en Power Builder con diferentes bases de datos,siempre en desarrollo que es lo que me gusta...Estuve un par de años <text:s/><text:span text:style-name="T1">con una depresión no contenida.Que me dejo fuera del mercado, ademas quede obsoleto.</text:span></text:p>
      <text:p text:style-name="P3">Me puse a estudiar Android cuando apareció Flutter una solución de Google para el desarrollo de aplicaciones para celulares, y <text:span text:style-name="T10">queme mis naves</text:span></text:p>
      <text:p text:style-name="P5">Estoy terminando mi primera aplicación <text:span text:style-name="T11">para</text:span> un amigo</text:p>
      <text:p text:style-name="P20">En 1986 me eliminaron de la universidad por motivos políticos y volví en gloria y majestad el 1990,egresando el 92</text:p>
      <text:p text:style-name="P20"/>
      <text:h text:style-name="P17" text:outline-level="1">Definición del negocio</text:h>
      <text:p text:style-name="P3">Mi idea es crear una entidad que me permita facturar y hacer publicidad con terceros.<text:span text:style-name="T2">Hacer aplicaciones para celulares, tanto para Android como para Ios y el back-office inevitable en algunos casos.</text:span></text:p>
      <text:p text:style-name="P5">Es importante la capacidad de poder administrar <text:span text:style-name="T3">productos (aplicaciones que pueda crear y hacer de intermediario)</text:span></text:p>
      <text:p text:style-name="P4"/>
      <text:h text:style-name="P16" text:outline-level="1">Definición del producto</text:h>
      <text:p text:style-name="P6">Este <text:span text:style-name="T4">semestre</text:span> pienso realizar un buscador de profesionales de la salud ,principalmente <text:span text:style-name="T6">profesionales </text:span>independientes <text:span text:style-name="T6">y clínicas pequeñas</text:span>, gratis para el que busca, <text:span text:style-name="T5">esperaría terminarlo en marzo. Hasta donde se es original, ya que las clínicas tienen buscador y se ofrecen buscadores para clínicas..No he visto un buscador intermediario… </text:span></text:p>
      <text:h text:style-name="P17" text:outline-level="1"><text:soft-page-break/><text:s/><text:span text:style-name="T7">L</text:span>a identificación del mercado, la descrip-ción del cliente/usuario <text:span text:style-name="T7">para la agencia.</text:span></text:h>
      <text:p text:style-name="P7">Me imagino que puedo obtener contactos por referencias,pero tengo que tener algo que mostrar. Veo difícil por avisos ,aunque ya pongo ,pero sin resultados.<text:span text:style-name="T8">Las empresas las veo como Pimes, no micro empresa por que es caro el desarrollo...He visto cotizaciones en línea y para mi estaría bien el 50%, lo que igual es caro.</text:span></text:p>
      <text:p text:style-name="P8">Los usuarios no los visualizo, dependerá de lo que me encarguen</text:p>
      <text:h text:style-name="P18" text:outline-level="1">La identificación del mercado, la descripción del cliente/usuario para el producto</text:h>
      <text:p text:style-name="P9">El mercado esta dado por los profesionales de la salud,dentistas,enfermeras,médicos y sicólogos esos son mis clientes.Agendas para terceros se pueden encontrar por $15.000 por profesional médico, yo estimo que podría cobrar menos. El usuario son las secretarias que usarían el producto <text:span text:style-name="T9">y los pacientes.</text:span></text:p>
      <text:p text:style-name="P9"/>
      <text:h text:style-name="P17" text:outline-level="1">Cuanto estoy dispuesto a Perder</text:h>
      <text:p text:style-name="P10">Dispongo de tiempo completo.</text:p>
      <text:p text:style-name="P10">Necesito alguien que me ayude a financiar y se comprometa a la gestión de clientes.En ambos contextos.</text:p>
      <text:p text:style-name="P11">Estimo necesario unos $2.500.000 <text:s/>que no tengo, estoy buscando financista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0:07:18.445771982</meta:creation-date>
    <dc:date>2019-10-09T08:36:31.175063219</dc:date>
    <meta:editing-duration>PT50M33S</meta:editing-duration>
    <meta:editing-cycles>12</meta:editing-cycles>
    <meta:generator>LibreOffice/6.2.7.1$MacOSX_X86_64 LibreOffice_project/23edc44b61b830b7d749943e020e96f5a7df63bf</meta:generator>
    <meta:document-statistic meta:table-count="0" meta:image-count="0" meta:object-count="0" meta:page-count="3" meta:paragraph-count="21" meta:word-count="378" meta:character-count="2463" meta:non-whitespace-character-count="2101"/>
  </office:meta>
</office:document-meta>
</file>